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87cm" style:rel-column-width="1637*"/>
    </style:style>
    <style:style style:name="Table1.B" style:family="table-column">
      <style:table-column-properties style:column-width="2.776cm" style:rel-column-width="1574*"/>
    </style:style>
    <style:style style:name="Table1.C" style:family="table-column">
      <style:table-column-properties style:column-width="3.537cm" style:rel-column-width="2005*"/>
    </style:style>
    <style:style style:name="Table1.D" style:family="table-column">
      <style:table-column-properties style:column-width="5.2cm" style:rel-column-width="2948*"/>
    </style:style>
    <style:style style:name="Table1.E" style:family="table-column">
      <style:table-column-properties style:column-width="2.6cm" style:rel-column-width="1474*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 style:writing-mode="page"/>
    </style:style>
    <style:style style:name="Table1.E1" style:family="table-cell">
      <style:table-cell-properties style:vertical-align="middle" fo:padding="0.097cm" fo:border="0.75pt solid #000000" style:writing-mode="page"/>
    </style:style>
    <style:style style:name="Table1.2" style:family="table-row">
      <style:table-row-properties style:min-row-height="2.725cm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Table1.E2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Table1.3" style:family="table-row">
      <style:table-row-properties style:min-row-height="5.144cm"/>
    </style:style>
    <style:style style:name="Table1.D3" style:family="table-cell">
      <style:table-cell-properties style:vertical-align="bottom" fo:padding="0.097cm" fo:border-left="0.75pt solid #000000" fo:border-right="none" fo:border-top="none" fo:border-bottom="0.75pt solid #000000" style:writing-mode="page"/>
    </style:style>
    <style:style style:name="Table1.4" style:family="table-row">
      <style:table-row-properties style:min-row-height="3.884cm"/>
    </style:style>
    <style:style style:name="Table1.6" style:family="table-row">
      <style:table-row-properties style:min-row-height="3.207cm"/>
    </style:style>
    <style:style style:name="Table1.7" style:family="table-row">
      <style:table-row-properties style:min-row-height="3.976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rsid="00113f0c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13f0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size-complex="14pt"/>
    </style:style>
    <style:style style:name="P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011ee9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113f0c" officeooo:paragraph-rsid="00113f0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0113f0c"/>
    </style:style>
    <style:style style:name="P8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11ee97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70888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9a428" officeooo:paragraph-rsid="0019a42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rsid="0019a428" officeooo:paragraph-rsid="0019a42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weight="bold" officeooo:rsid="0019a42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officeooo:rsid="001e99bb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paragraph-rsid="0019a428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1e99bb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b12c3"/>
    </style:style>
    <style:style style:name="P20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b12c3"/>
    </style:style>
    <style:style style:name="P21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c22cb"/>
    </style:style>
    <style:style style:name="P22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c22cb"/>
    </style:style>
    <style:style style:name="P23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d92c9"/>
    </style:style>
    <style:style style:name="P24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rsid="0029b268" officeooo:paragraph-rsid="001c22cb" style:font-weight-asian="bold" style:font-weight-complex="bold"/>
    </style:style>
    <style:style style:name="P25" style:family="paragraph" style:parent-style-name="Text_20_body">
      <style:paragraph-properties fo:text-align="center" style:justify-single-word="false" fo:orphans="0" fo:widows="0"/>
      <style:text-properties style:font-name="Times New Roman" officeooo:rsid="0029b268" officeooo:paragraph-rsid="001d92c9"/>
    </style:style>
    <style:style style:name="P26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29f419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1d92c9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weight="bold"/>
    </style:style>
    <style:style style:name="P29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f0c64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1e99bb" officeooo:paragraph-rsid="001e99bb"/>
    </style:style>
    <style:style style:name="P31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f0c64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paragraph-rsid="001f0c64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 Narrow" officeooo:rsid="0020b1d2" officeooo:paragraph-rsid="0020b1d2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officeooo:rsid="0020b1d2" officeooo:paragraph-rsid="0020b1d2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20b1d2" officeooo:paragraph-rsid="0020b1d2" style:font-size-asian="13pt" style:font-weight-asian="bold" style:font-size-complex="13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21c43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21c438" officeooo:paragraph-rsid="0021c438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size-complex="12pt"/>
    </style:style>
    <style:style style:name="P41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b5cd1" style:font-size-asian="12pt" style:font-size-complex="12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4e482" officeooo:paragraph-rsid="0024e482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3cac2c" style:font-size-asian="12pt" style:font-size-complex="12pt"/>
    </style:style>
    <style:style style:name="P4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c2c17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8e8c28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size-complex="12pt"/>
    </style:style>
    <style:style style:name="P50" style:family="paragraph" style:parent-style-name="Preformatted_20_Text">
      <style:paragraph-properties fo:text-align="justify" style:justify-single-word="false"/>
      <style:text-properties style:font-name="Arial Narrow" fo:font-size="12pt" fo:font-weight="bold" officeooo:rsid="006a76b6" officeooo:paragraph-rsid="006a76b6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1c438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21c43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46f68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36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589c6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65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23bc0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f04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4589dc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56a8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6b803" officeooo:paragraph-rsid="0026b803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603a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5e898" officeooo:paragraph-rsid="0075e89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75e898" officeooo:paragraph-rsid="0075e898" style:font-size-asian="12pt" style:font-weight-asian="normal" style:font-size-complex="12pt" style:font-weight-complex="normal"/>
    </style:style>
    <style:style style:name="P67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8297a3" style:font-size-asian="12pt" style:font-size-complex="12pt"/>
    </style:style>
    <style:style style:name="P6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5e898" style:font-size-asian="12pt" style:font-weight-asian="normal" style:font-size-complex="12pt" style:font-weight-complex="normal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style:font-size-asian="12pt" style:font-size-complex="12pt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a2f79" officeooo:paragraph-rsid="007a2f79" style:font-size-asian="12pt" style:font-weight-asian="bold" style:font-size-complex="12pt" style:font-weight-complex="bold"/>
    </style:style>
    <style:style style:name="P72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80d9d6" style:font-size-asian="12pt" style:font-size-complex="12pt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90d0f3" style:font-size-asian="12pt" style:font-size-complex="12pt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size-complex="12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style:font-size-asian="12pt" style:font-weight-asian="bold" style:font-size-complex="12pt" style:font-weight-complex="bold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officeooo:paragraph-rsid="009ad19f" style:font-size-asian="12pt" style:font-weight-asian="bold" style:font-size-complex="12pt" style:font-weight-complex="bold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9c5f04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5a6dac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ef5d2" officeooo:paragraph-rsid="002ef5d2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ef5d2" officeooo:paragraph-rsid="002ef5d2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ef5d2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ef5d2" style:font-size-asian="12pt" style:font-weight-asian="bold" style:font-size-complex="12pt" style:font-weight-complex="bold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302bf8" officeooo:paragraph-rsid="00302bf8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6347f9" officeooo:paragraph-rsid="006347f9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302bf8" officeooo:paragraph-rsid="00302bf8" style:font-size-asian="12pt" style:font-weight-asian="normal" style:font-size-complex="12pt" style:font-weight-complex="normal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normal" officeooo:rsid="00302bf8" style:font-size-asian="12pt" style:font-weight-asian="normal" style:font-size-complex="12pt" style:font-weight-complex="normal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302bf8" style:font-size-asian="12pt" style:font-weight-asian="normal" style:font-size-complex="12pt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officeooo:rsid="0084913f" style:font-weight-asian="bold" style:font-weight-complex="bold"/>
    </style:style>
    <style:style style:name="T7" style:family="text">
      <style:text-properties officeooo:rsid="00851f7b"/>
    </style:style>
    <style:style style:name="T8" style:family="text">
      <style:text-properties officeooo:rsid="0019a428"/>
    </style:style>
    <style:style style:name="T9" style:family="text">
      <style:text-properties officeooo:rsid="0072bc42"/>
    </style:style>
    <style:style style:name="T10" style:family="text">
      <style:text-properties officeooo:rsid="00895b32"/>
    </style:style>
    <style:style style:name="T11" style:family="text">
      <style:text-properties officeooo:rsid="001c22cb"/>
    </style:style>
    <style:style style:name="T12" style:family="text">
      <style:text-properties officeooo:rsid="001d92c9"/>
    </style:style>
    <style:style style:name="T13" style:family="text">
      <style:text-properties officeooo:rsid="0029b268"/>
    </style:style>
    <style:style style:name="T14" style:family="text">
      <style:text-properties officeooo:rsid="002d51ba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4e482" style:font-size-asian="14pt" style:font-weight-asian="bold" style:font-size-complex="14pt" style:font-weight-complex="bold"/>
    </style:style>
    <style:style style:name="T17" style:family="text">
      <style:text-properties officeooo:rsid="003fed0b"/>
    </style:style>
    <style:style style:name="T18" style:family="text">
      <style:text-properties officeooo:rsid="004a06b8"/>
    </style:style>
    <style:style style:name="T19" style:family="text">
      <style:text-properties style:font-name="Courier New" fo:font-style="normal" fo:font-weight="normal"/>
    </style:style>
    <style:style style:name="T20" style:family="text">
      <style:text-properties fo:color="#880000" loext:opacity="100%" style:font-name="Courier New" fo:font-style="normal" fo:font-weight="normal"/>
    </style:style>
    <style:style style:name="T21" style:family="text">
      <style:text-properties style:font-name="Courier New" fo:font-style="normal" fo:font-weight="normal" officeooo:rsid="008e8c28"/>
    </style:style>
    <style:style style:name="T22" style:family="text">
      <style:text-properties fo:color="#880000" loext:opacity="100%" style:font-name="Courier New" fo:font-style="normal" fo:font-weight="normal" officeooo:rsid="008e8c28"/>
    </style:style>
    <style:style style:name="T23" style:family="text">
      <style:text-properties officeooo:rsid="00407235"/>
    </style:style>
    <style:style style:name="T24" style:family="text">
      <style:text-properties officeooo:rsid="00415fd9"/>
    </style:style>
    <style:style style:name="T25" style:family="text">
      <style:text-properties officeooo:rsid="00491654"/>
    </style:style>
    <style:style style:name="T26" style:family="text">
      <style:text-properties style:font-name="Courier New" fo:font-style="normal" fo:font-weight="normal" officeooo:rsid="003c2c17"/>
    </style:style>
    <style:style style:name="T27" style:family="text">
      <style:text-properties fo:color="#000000" loext:opacity="100%" style:font-name="Courier New" fo:font-style="normal" fo:font-weight="normal"/>
    </style:style>
    <style:style style:name="T28" style:family="text">
      <style:text-properties fo:color="#000000" loext:opacity="100%" style:font-name="Courier New" fo:font-style="normal" fo:font-weight="normal" officeooo:rsid="003c2c17"/>
    </style:style>
    <style:style style:name="T29" style:family="text">
      <style:text-properties officeooo:rsid="0024e482"/>
    </style:style>
    <style:style style:name="T30" style:family="text">
      <style:text-properties officeooo:rsid="003fc0fd"/>
    </style:style>
    <style:style style:name="T31" style:family="text">
      <style:text-properties officeooo:rsid="0047f3a6"/>
    </style:style>
    <style:style style:name="T32" style:family="text">
      <style:text-properties officeooo:rsid="0043efde"/>
    </style:style>
    <style:style style:name="T33" style:family="text">
      <style:text-properties officeooo:rsid="00446f68"/>
    </style:style>
    <style:style style:name="T34" style:family="text">
      <style:text-properties officeooo:rsid="0023bc08"/>
    </style:style>
    <style:style style:name="T35" style:family="text">
      <style:text-properties officeooo:rsid="004589c6"/>
    </style:style>
    <style:style style:name="T36" style:family="text">
      <style:text-properties officeooo:rsid="004589dc"/>
    </style:style>
    <style:style style:name="T37" style:family="text">
      <style:text-properties officeooo:rsid="00462c39"/>
    </style:style>
    <style:style style:name="T38" style:family="text">
      <style:text-properties officeooo:rsid="0078c89c"/>
    </style:style>
    <style:style style:name="T39" style:family="text">
      <style:text-properties style:font-name="Courier New" fo:font-style="normal" fo:font-weight="normal" officeooo:rsid="009083e8"/>
    </style:style>
    <style:style style:name="T40" style:family="text">
      <style:text-properties fo:color="#880000" loext:opacity="100%" style:font-name="Courier New" fo:font-style="normal" fo:font-weight="normal" officeooo:rsid="009083e8"/>
    </style:style>
    <style:style style:name="T41" style:family="text">
      <style:text-properties officeooo:rsid="007dd1fc"/>
    </style:style>
    <style:style style:name="T42" style:family="text">
      <style:text-properties officeooo:rsid="007afe71"/>
    </style:style>
    <style:style style:name="T43" style:family="text">
      <style:text-properties style:font-name="Courier New" fo:font-style="normal" fo:font-weight="normal" officeooo:rsid="0021c438"/>
    </style:style>
    <style:style style:name="T44" style:family="text">
      <style:text-properties officeooo:rsid="004bade1"/>
    </style:style>
    <style:style style:name="T45" style:family="text">
      <style:text-properties fo:font-style="normal" fo:font-weight="normal"/>
    </style:style>
    <style:style style:name="T46" style:family="text">
      <style:text-properties fo:color="#880000" loext:opacity="100%" fo:font-style="normal" fo:font-weight="normal"/>
    </style:style>
    <style:style style:name="T47" style:family="text">
      <style:text-properties fo:font-style="normal" fo:font-weight="normal" officeooo:rsid="009ad19f"/>
    </style:style>
    <style:style style:name="T48" style:family="text">
      <style:text-properties fo:color="#880000" loext:opacity="100%" fo:font-style="normal" fo:font-weight="normal" officeooo:rsid="009ad19f"/>
    </style:style>
    <style:style style:name="T49" style:family="text">
      <style:text-properties fo:font-style="normal" fo:font-weight="normal" officeooo:rsid="009b2fab"/>
    </style:style>
    <style:style style:name="T50" style:family="text">
      <style:text-properties officeooo:rsid="004c155f"/>
    </style:style>
    <style:style style:name="T51" style:family="text">
      <style:text-properties style:font-name="Courier New" fo:font-style="normal" fo:font-weight="normal" officeooo:rsid="009ad19f"/>
    </style:style>
    <style:style style:name="T52" style:family="text">
      <style:text-properties fo:color="#880000" loext:opacity="100%" style:font-name="Courier New" fo:font-style="normal" fo:font-weight="normal" officeooo:rsid="009ad19f"/>
    </style:style>
    <style:style style:name="T53" style:family="text">
      <style:text-properties style:font-name="Courier New" fo:font-style="normal" fo:font-weight="normal" officeooo:rsid="009dd747"/>
    </style:style>
    <style:style style:name="T54" style:family="text">
      <style:text-properties fo:color="#78a960" loext:opacity="100%" style:font-name="Courier New" fo:font-style="normal" fo:font-weight="normal"/>
    </style:style>
    <style:style style:name="T55" style:family="text">
      <style:text-properties officeooo:rsid="004c8123"/>
    </style:style>
    <style:style style:name="T56" style:family="text">
      <style:text-properties officeooo:rsid="004c9032"/>
    </style:style>
    <style:style style:name="T57" style:family="text">
      <style:text-properties officeooo:rsid="004dd3ef"/>
    </style:style>
    <style:style style:name="T58" style:family="text">
      <style:text-properties officeooo:rsid="002b8ae1"/>
    </style:style>
    <style:style style:name="T59" style:family="text">
      <style:text-properties officeooo:rsid="004f59e3"/>
    </style:style>
    <style:style style:name="T60" style:family="text">
      <style:text-properties officeooo:rsid="00512fc6"/>
    </style:style>
    <style:style style:name="T61" style:family="text">
      <style:text-properties officeooo:rsid="0051f66b"/>
    </style:style>
    <style:style style:name="T62" style:family="text">
      <style:text-properties style:font-name="Courier New" fo:font-style="normal" fo:font-weight="normal" officeooo:rsid="009f3948"/>
    </style:style>
    <style:style style:name="T63" style:family="text">
      <style:text-properties fo:color="#880000" loext:opacity="100%" style:font-name="Courier New" fo:font-style="normal" fo:font-weight="normal" officeooo:rsid="009f3948"/>
    </style:style>
    <style:style style:name="T64" style:family="text">
      <style:text-properties officeooo:rsid="0052a4ab"/>
    </style:style>
    <style:style style:name="T65" style:family="text">
      <style:text-properties style:font-name="Courier New" fo:font-style="normal"/>
    </style:style>
    <style:style style:name="T66" style:family="text">
      <style:text-properties fo:color="#880000" loext:opacity="100%" style:font-name="Courier New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FUNKCJONALNOŚCI</text:p>
      <text:p text:style-name="P2"/>
      <text:p text:style-name="P3"><text:span text:style-name="T1">1. </text:span>Funkcjonalności użytkownika</text:p>
      <text:p text:style-name="P3"/>
      <text:list text:style-name="L1">
        <text:list-item>
          <text:p text:style-name="P4"><text:span text:style-name="T2">Rejestracja konta </text:span>– utworzenie konta z danymi: <text:span text:style-name="T3">nickname, hasło, wiek, preferowane gatunki filmów</text:span>.</text:p>
        </text:list-item>
        <text:list-item>
          <text:p text:style-name="P4"><text:span text:style-name="T2">Logowanie do systemu </text:span>– wspólny panel logowania z rozpoznaniem roli użytkownika po stronie backendu (JWT).</text:p>
        </text:list-item>
        <text:list-item>
          <text:p text:style-name="P4"><text:span text:style-name="T2">Przegląd kolekcji płyt DVD </text:span>– dostęp do wszystkich filmów w systemie wraz z informacją o dostępności.</text:p>
        </text:list-item>
        <text:list-item>
          <text:p text:style-name="P4"><text:span text:style-name="T2">Szczegóły płyty DVD </text:span>– prezentacja informacji o wybranym tytule (gatunek, opis, reżyser, rok wydania).</text:p>
        </text:list-item>
        <text:list-item>
          <text:p text:style-name="P4"><text:span text:style-name="T2">Żądanie rezerwacji płyty </text:span>– wysłanie zapytania o wypożyczenie danej płyty DVD.</text:p>
        </text:list-item>
        <text:list-item>
          <text:p text:style-name="P4"><text:span text:style-name="T2">Żądanie zwrotu wypożyczonej płyty </text:span>– zgłoszenie chęci zwrotu wypożyczonego tytułu.</text:p>
        </text:list-item>
        <text:list-item>
          <text:p text:style-name="P4"><text:span text:style-name="T2">Podgląd aktywnych rezerwacji i wypożyczeń </text:span>– lista aktualnie trwających wypożyczeń i rezerwacji.</text:p>
        </text:list-item>
        <text:list-item>
          <text:p text:style-name="P4"><text:span text:style-name="T2">Historia wypożyczeń </text:span>– przegląd wszystkich zakończonych wypożyczeń (z datami, kosztami, tytułami).</text:p>
        </text:list-item>
        <text:list-item>
          <text:p text:style-name="P4"><text:span text:style-name="T2">Historia rachunków </text:span>– przegląd wszystkich wystawionych rachunków PDF z możliwością ich pobrania.</text:p>
        </text:list-item>
        <text:list-item>
          <text:p text:style-name="P4"><text:span text:style-name="T2">Rekomendacje filmowe –</text:span> sugestie tytułów na podstawie wieku i historii wypożyczeń.</text:p>
        </text:list-item>
        <text:list-item>
          <text:p text:style-name="P4"><text:span text:style-name="T2">Profil użytkownika </text:span>– możliwość edycji danych konta oraz preferencji filmowych.</text:p>
        </text:list-item>
        <text:list-item>
          <text:p text:style-name="P5"><text:span text:style-name="T4">Wylogowanie </text:span><text:span text:style-name="T5">– zakończenie sesji i usunięcie tokenów JWT</text:span></text:p>
        </text:list-item>
      </text:list>
      <text:p text:style-name="P6"/>
      <text:p text:style-name="P3"><text:span text:style-name="T1">2. </text:span>Funkcjonalności administratora</text:p>
      <text:p text:style-name="P7"/>
      <text:list text:style-name="L2">
        <text:list-item>
          <text:p text:style-name="P8"><text:span text:style-name="T2">Logowanie do panelu administracyjnego</text:span> – ten sam panel logowania co użytkownik.</text:p>
        </text:list-item>
        <text:list-item>
          <text:p text:style-name="P8"><text:span text:style-name="T2">Zarządzanie rezerwacjami </text:span>– akceptacja lub odrzucanie żądań rezerwacji.</text:p>
        </text:list-item>
        <text:list-item>
          <text:p text:style-name="P8"><text:span text:style-name="T2">Zarządzanie zwrotami </text:span>– akceptacja lub odrzucenie zwrotu oraz generacja rachunków PDF.</text:p>
        </text:list-item>
        <text:list-item>
          <text:p text:style-name="P8"><text:soft-page-break/><text:span text:style-name="T2">Generowanie rachunków PDF</text:span> – automatyczne naliczanie kosztu wypożyczenia i kar za przetrzymanie.</text:p>
        </text:list-item>
        <text:list-item>
          <text:p text:style-name="P9"><text:span text:style-name="T2">Dodawanie/edycja/</text:span><text:span text:style-name="T6">usuwanie</text:span><text:span text:style-name="T2"> zbiorów płyt DVD </text:span>– możliwość dodania nowej płyty DVD do systemu oraz jej edycji <text:span text:style-name="T7">i usunięcia</text:span>.</text:p>
        </text:list-item>
        <text:list-item>
          <text:p text:style-name="P8"><text:span text:style-name="T2">Historia rachunków </text:span>– przegląd wszystkich faktur PDF wystawionych w systemie.</text:p>
        </text:list-item>
      </text:list>
      <text:p text:style-name="P10"/>
      <text:p text:style-name="P11">3. Sugerowane widoki frontendowe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Nazwa widoku</text:p>
          </table:table-cell>
          <table:table-cell table:style-name="Table1.A1" office:value-type="string">
            <text:p text:style-name="P14">Ś<text:span text:style-name="T8">cieżka</text:span></text:p>
          </table:table-cell>
          <table:table-cell table:style-name="Table1.A1" office:value-type="string">
            <text:p text:style-name="P13">Opis</text:p>
          </table:table-cell>
          <table:table-cell table:style-name="Table1.A1" office:value-type="string">
            <text:p text:style-name="P13">Sugerowany element UI</text:p>
          </table:table-cell>
          <table:table-cell table:style-name="Table1.E1" office:value-type="string">
            <text:p text:style-name="P15">Poziom dostępu</text:p>
          </table:table-cell>
        </table:table-row>
        <table:table-row table:style-name="Table1.2">
          <table:table-cell table:style-name="Table1.A2" office:value-type="string">
            <text:p text:style-name="P16">Logowanie / Rejestracja</text:p>
          </table:table-cell>
          <table:table-cell table:style-name="Table1.A2" office:value-type="string">
            <text:p text:style-name="P17">/auth</text:p>
          </table:table-cell>
          <table:table-cell table:style-name="Table1.A2" office:value-type="string">
            <text:p text:style-name="P17">Wspólny panel logowania i rejestracji. Rola użytkownika rozpoznawana przez backend.</text:p>
          </table:table-cell>
          <table:table-cell table:style-name="Table1.A2" office:value-type="string">
            <text:p text:style-name="P17">Formularz logowania/rejestracji, obsługa błędów, przekierowanie po roli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 table:style-name="Table1.3">
          <table:table-cell table:style-name="Table1.A2" office:value-type="string">
            <text:p text:style-name="P16">Lista płyt DVD</text:p>
          </table:table-cell>
          <table:table-cell table:style-name="Table1.A2" office:value-type="string">
            <text:p text:style-name="P19">/dvds</text:p>
          </table:table-cell>
          <table:table-cell table:style-name="Table1.A2" office:value-type="string">
            <text:p text:style-name="P19">Przegląd kolekcji filmów</text:p>
          </table:table-cell>
          <table:table-cell table:style-name="Table1.D3" office:value-type="string">
            <text:p text:style-name="P19">Karty z tytułami i dostępnością. <text:span text:style-name="T9">Dla administratora w górnej części ekranu/nad listą przycisk „Dodaj nową płytę”. </text:span><text:span text:style-name="T10">Przy konkretnej płycie przycisk usuń pozwalający usunąć płytę DVD przez Administratora.</text:span>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 table:style-name="Table1.4">
          <table:table-cell table:style-name="Table1.A2" office:value-type="string">
            <text:p text:style-name="P20">Szczegóły płyty</text:p>
          </table:table-cell>
          <table:table-cell table:style-name="Table1.A2" office:value-type="string">
            <text:p text:style-name="P21">/dvds/:id</text:p>
          </table:table-cell>
          <table:table-cell table:style-name="Table1.A2" office:value-type="string">
            <text:p text:style-name="P21">Wyświetlenie szczegółów filmu</text:p>
          </table:table-cell>
          <table:table-cell table:style-name="Table1.A2" office:value-type="string">
            <text:p text:style-name="P21">Okładka, opis, przycisk „Zarezerwuj”. <text:span text:style-name="T9">Dla administratora opcja edycji płyty za pomocą przycisku „Edytuj”.</text:span>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2">Profil użytkownika</text:p>
          </table:table-cell>
          <table:table-cell table:style-name="Table1.A2" office:value-type="string">
            <text:p text:style-name="P21">/profile</text:p>
          </table:table-cell>
          <table:table-cell table:style-name="Table1.A2" office:value-type="string">
            <text:p text:style-name="P21">Edycja danych i preferencji</text:p>
          </table:table-cell>
          <table:table-cell table:style-name="Table1.A2" office:value-type="string">
            <text:p text:style-name="P21">Formularz edycji – <text:span text:style-name="T11">inputy z predefiniowanym ni</text:span><text:span text:style-name="T12">ck</text:span><text:span text:style-name="T11">name, hasłem, wiekiem. Input do wprowadzania tagów (gatunków filmów) na podstawie istniejących gatunków w systemie.</text:span></text:p>
          </table:table-cell>
          <table:table-cell table:style-name="Table1.E2" office:value-type="string">
            <text:p text:style-name="P18">Użytkownik / Administrator</text:p>
          </table:table-cell>
        </table:table-row>
        <text:soft-page-break/>
        <table:table-row table:style-name="Table1.6">
          <table:table-cell table:style-name="Table1.A2" office:value-type="string">
            <text:p text:style-name="P22">Historia wypożyczeń</text:p>
          </table:table-cell>
          <table:table-cell table:style-name="Table1.A2" office:value-type="string">
            <text:p text:style-name="P23">/user/rentals-history</text:p>
          </table:table-cell>
          <table:table-cell table:style-name="Table1.A2" office:value-type="string">
            <text:p text:style-name="P23">Zakończone wypożyczenia</text:p>
          </table:table-cell>
          <table:table-cell table:style-name="Table1.A2" office:value-type="string">
            <text:p text:style-name="P23">Tabela: tytuł, data wypożyczenia, koszt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 table:style-name="Table1.7">
          <table:table-cell table:style-name="Table1.A2" office:value-type="string">
            <text:p text:style-name="P24">Aktualne rezerwacje</text:p>
          </table:table-cell>
          <table:table-cell table:style-name="Table1.A2" office:value-type="string">
            <text:p text:style-name="P23">/<text:span text:style-name="T13">user/active-reservations</text:span></text:p>
          </table:table-cell>
          <table:table-cell table:style-name="Table1.A2" office:value-type="string">
            <text:p text:style-name="P25">Lista aktywnych rezerwacji</text:p>
          </table:table-cell>
          <table:table-cell table:style-name="Table1.A2" office:value-type="string">
            <text:p text:style-name="P25">Tabela: tytuł, daty, status</text:p>
          </table:table-cell>
          <table:table-cell table:style-name="Table1.E2" office:value-type="string">
            <text:p text:style-name="P26">Użytkownik / Administrator</text:p>
          </table:table-cell>
        </table:table-row>
        <table:table-row>
          <table:table-cell table:style-name="Table1.A2" office:value-type="string">
            <text:p text:style-name="P22">Rezerwacje i wypożyczenia</text:p>
          </table:table-cell>
          <table:table-cell table:style-name="Table1.A2" office:value-type="string">
            <text:p text:style-name="P27">/user/reservations</text:p>
          </table:table-cell>
          <table:table-cell table:style-name="Table1.A2" office:value-type="string">
            <text:p text:style-name="P23">Lista <text:span text:style-name="T14">historycznych/aktualnych</text:span> wypożyczeń</text:p>
          </table:table-cell>
          <table:table-cell table:style-name="Table1.A2" office:value-type="string">
            <text:p text:style-name="P23">Tabela: tytuł, daty, status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2">Żądanie zwrotu</text:p>
          </table:table-cell>
          <table:table-cell table:style-name="Table1.A2" office:value-type="string">
            <text:p text:style-name="P23">/user/returns</text:p>
          </table:table-cell>
          <table:table-cell table:style-name="Table1.A2" office:value-type="string">
            <text:p text:style-name="P23">Formularz zgłoszenia zwrotu</text:p>
          </table:table-cell>
          <table:table-cell table:style-name="Table1.A2" office:value-type="string">
            <text:p text:style-name="P23">Lista aktywnych wypożyczeń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2">Rekomendacje filmowe</text:p>
          </table:table-cell>
          <table:table-cell table:style-name="Table1.A2" office:value-type="string">
            <text:p text:style-name="P27">/recommendations</text:p>
          </table:table-cell>
          <table:table-cell table:style-name="Table1.A2" office:value-type="string">
            <text:p text:style-name="P23">Sugestie tytułów</text:p>
          </table:table-cell>
          <table:table-cell table:style-name="Table1.A2" office:value-type="string">
            <text:p text:style-name="P23">Karty z filmami rekomendowanymi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2">Historia rachunków</text:p>
          </table:table-cell>
          <table:table-cell table:style-name="Table1.A2" office:value-type="string">
            <text:p text:style-name="P23">/user/invoices</text:p>
          </table:table-cell>
          <table:table-cell table:style-name="Table1.A2" office:value-type="string">
            <text:p text:style-name="P23">Lista faktur PDF</text:p>
          </table:table-cell>
          <table:table-cell table:style-name="Table1.A2" office:value-type="string">
            <text:p text:style-name="P23">Tabela: data, koszt, przycisk „Pobierz PDF”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2">Wylogowanie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3">Usunięcie tokenów i przekierowanie <text:span text:style-name="T12">do panelu logowania</text:span></text:p>
          </table:table-cell>
          <table:table-cell table:style-name="Table1.A2" office:value-type="string">
            <text:p text:style-name="P23">Przycisk w menu</text:p>
          </table:table-cell>
          <table:table-cell table:style-name="Table1.E2" office:value-type="string">
            <text:p text:style-name="P18">Użytkownik / Administrator</text:p>
          </table:table-cell>
        </table:table-row>
        <table:table-row>
          <table:table-cell table:style-name="Table1.A2" office:value-type="string">
            <text:p text:style-name="P28">Panel rezerwacji</text:p>
          </table:table-cell>
          <table:table-cell table:style-name="Table1.A2" office:value-type="string">
            <text:p text:style-name="P29">/admin/reservations</text:p>
          </table:table-cell>
          <table:table-cell table:style-name="Table1.A2" office:value-type="string">
            <text:p text:style-name="P29">Przegląd i akceptacja rezerwacji</text:p>
          </table:table-cell>
          <table:table-cell table:style-name="Table1.A2" office:value-type="string">
            <text:p text:style-name="P29">Tabela z przyciskami „Akceptuj” / „Odrzuć”</text:p>
          </table:table-cell>
          <table:table-cell table:style-name="Table1.E2" office:value-type="string">
            <text:p text:style-name="P30">Administrator</text:p>
          </table:table-cell>
        </table:table-row>
        <table:table-row>
          <table:table-cell table:style-name="Table1.A2" office:value-type="string">
            <text:p text:style-name="P31">Panel zwrotów</text:p>
          </table:table-cell>
          <table:table-cell table:style-name="Table1.A2" office:value-type="string">
            <text:p text:style-name="P32">/admin/returns</text:p>
          </table:table-cell>
          <table:table-cell table:style-name="Table1.A2" office:value-type="string">
            <text:p text:style-name="P29">Obsługa zwrotów i generowanie rachunków</text:p>
          </table:table-cell>
          <table:table-cell table:style-name="Table1.A2" office:value-type="string">
            <text:p text:style-name="P29">Tabela zwrotów</text:p>
          </table:table-cell>
          <table:table-cell table:style-name="Table1.E2" office:value-type="string">
            <text:p text:style-name="P30">Administrator</text:p>
          </table:table-cell>
        </table:table-row>
        <table:table-row>
          <table:table-cell table:style-name="Table1.A2" office:value-type="string">
            <text:p text:style-name="P31">Historia rachunków</text:p>
          </table:table-cell>
          <table:table-cell table:style-name="Table1.A2" office:value-type="string">
            <text:p text:style-name="P29">/admin/invoices</text:p>
          </table:table-cell>
          <table:table-cell table:style-name="Table1.A2" office:value-type="string">
            <text:p text:style-name="P29">Wszystkie wystawione faktury PDF</text:p>
          </table:table-cell>
          <table:table-cell table:style-name="Table1.A2" office:value-type="string">
            <text:p text:style-name="P29">Tabela: użytkownik, film, data, przycisk „Podgląd”</text:p>
          </table:table-cell>
          <table:table-cell table:style-name="Table1.E2" office:value-type="string">
            <text:p text:style-name="P30">Administrator</text:p>
          </table:table-cell>
        </table:table-row>
        <table:table-row>
          <table:table-cell table:style-name="Table1.A2" office:value-type="string">
            <text:p text:style-name="P31">Podgląd faktury PDF</text:p>
          </table:table-cell>
          <table:table-cell table:style-name="Table1.A2" office:value-type="string">
            <text:p text:style-name="P29">/admin/invoices/:id</text:p>
          </table:table-cell>
          <table:table-cell table:style-name="Table1.A2" office:value-type="string">
            <text:p text:style-name="P29">Podgląd wybranego PDF</text:p>
          </table:table-cell>
          <table:table-cell table:style-name="Table1.A2" office:value-type="string">
            <text:p text:style-name="P29">Osadzony widok dokumentu</text:p>
          </table:table-cell>
          <table:table-cell table:style-name="Table1.E2" office:value-type="string">
            <text:p text:style-name="P30">Administrator</text:p>
          </table:table-cell>
        </table:table-row>
      </table:table>
      <text:p text:style-name="P33"><text:soft-page-break/><text:span text:style-name="T15">4. Formaty DTO </text:span><text:span text:style-name="T16">(JSON Schemas)</text:span></text:p>
      <text:p text:style-name="P34"/>
      <text:p text:style-name="P35">4.1. Żądania wykonania czynności</text:p>
      <text:p text:style-name="P35"/>
      <text:p text:style-name="P36">4.1.1. Rejestracja nowego konta <text:span text:style-name="T17">(/api/v1/auth/register - </text:span><text:span text:style-name="T18">POST</text:span><text:span text:style-name="T17">)</text:span></text:p>
      <text:p text:style-name="P37"/>
      <text:p text:style-name="P38">{</text:p>
      <text:p text:style-name="P39"><text:s text:c="2"/><text:span text:style-name="T19">"nickname": </text:span><text:span text:style-name="T20">"FilmLover99"</text:span><text:span text:style-name="T19">,</text:span></text:p>
      <text:p text:style-name="P39"><text:s text:c="2"/><text:span text:style-name="T19">"age": </text:span><text:span text:style-name="T20">24</text:span><text:span text:style-name="T19">,</text:span></text:p>
      <text:p text:style-name="P39"><text:s text:c="2"/><text:span text:style-name="T19">"preferredGenres</text:span><text:span text:style-name="T21">Identifiers</text:span><text:span text:style-name="T19">": [</text:span><text:span text:style-name="T22">1,10,21,37</text:span><text:span text:style-name="T19">],</text:span></text:p>
      <text:p text:style-name="P39"><text:s text:c="2"/><text:span text:style-name="T19">"password": </text:span><text:span text:style-name="T20">"Serduszko223"</text:span></text:p>
      <text:p text:style-name="P40">}</text:p>
      <text:p text:style-name="P36"/>
      <text:p text:style-name="P36">4.1.2. Logowanie na istniejące konto <text:span text:style-name="T23">(/api/v1/auth/login - </text:span><text:span text:style-name="T18">POST</text:span><text:span text:style-name="T23">)</text:span></text:p>
      <text:p text:style-name="P36"/>
      <text:p text:style-name="P41">{</text:p>
      <text:p text:style-name="P42"><text:s text:c="2"/><text:span text:style-name="T19">"nickname": </text:span><text:span text:style-name="T20">"FilmLover99"</text:span><text:span text:style-name="T19">,</text:span></text:p>
      <text:p text:style-name="P42"><text:s text:c="2"/><text:span text:style-name="T19">"password": </text:span><text:span text:style-name="T20">"Serduszko223"</text:span></text:p>
      <text:p text:style-name="P43">}</text:p>
      <text:p text:style-name="P36"/>
      <text:p text:style-name="P44">4.1.3. Edycja danych użytkownika <text:span text:style-name="T24">(/api/v1/user/edit - </text:span><text:span text:style-name="T25">PATCH</text:span><text:span text:style-name="T24">)</text:span></text:p>
      <text:p text:style-name="P44"/>
      <text:p text:style-name="P45">Minimum 1 pole z obowiązkowych pól musi być obecne w obiekcie.</text:p>
      <text:p text:style-name="P44"/>
      <text:p text:style-name="P46">{</text:p>
      <text:p text:style-name="P47"><text:s text:c="2"/><text:span text:style-name="T19">"nickname": </text:span><text:span text:style-name="T20">"FilmLover99"</text:span><text:span text:style-name="T19">, // </text:span><text:span text:style-name="T26">optional</text:span></text:p>
      <text:p text:style-name="P47"><text:s text:c="2"/><text:span text:style-name="T19">"age": </text:span><text:span text:style-name="T20">24</text:span><text:span text:style-name="T19">, // </text:span><text:span text:style-name="T26">optional</text:span></text:p>
      <text:p text:style-name="P48"><text:s text:c="2"/><text:span text:style-name="T19">"preferredGenres</text:span><text:span text:style-name="T21">Identifiers</text:span><text:span text:style-name="T19">": [</text:span><text:span text:style-name="T22">1,10,21,37</text:span><text:span text:style-name="T19">], // </text:span><text:span text:style-name="T26">optional</text:span></text:p>
      <text:p text:style-name="P47"><text:s text:c="2"/><text:span text:style-name="T19">"password": </text:span><text:span text:style-name="T20">"Serduszko223" </text:span><text:span text:style-name="T27">// </text:span><text:span text:style-name="T28">optional</text:span></text:p>
      <text:p text:style-name="P49">}</text:p>
      <text:p text:style-name="P50"/>
      <text:p text:style-name="P50"/>
      <text:p text:style-name="P50"/>
      <text:p text:style-name="P50"/>
      <text:p text:style-name="P50"/>
      <text:p text:style-name="P50"/>
      <text:p text:style-name="P36"><text:soft-page-break/>4.1.<text:span text:style-name="T29">4.</text:span> Żądanie rezerwacji płyty DVD <text:span text:style-name="T30">(/api/v1/rentals/dvd/{id}/request - </text:span><text:span text:style-name="T31">POST</text:span><text:span text:style-name="T30">)</text:span></text:p>
      <text:p text:style-name="P36"/>
      <text:p text:style-name="P51">{</text:p>
      <text:p text:style-name="P52"><text:s text:c="2"/><text:span text:style-name="T19">"rentalStart": </text:span><text:span text:style-name="T20">"2025-10-06T10:00:00Z"</text:span><text:span text:style-name="T19">,</text:span></text:p>
      <text:p text:style-name="P52"><text:s text:c="2"/><text:span text:style-name="T19">"rentalEnd": </text:span><text:span text:style-name="T20">"2025-10-13T10:00:00Z"</text:span><text:span text:style-name="T19">,</text:span></text:p>
      <text:p text:style-name="P52"><text:s text:c="2"/><text:span text:style-name="T19">"count" : </text:span><text:span text:style-name="T20">1</text:span></text:p>
      <text:p text:style-name="P53">}</text:p>
      <text:p text:style-name="P36"/>
      <text:p text:style-name="P36">4.1.<text:span text:style-name="T29">5</text:span>. Akceptacja żądania rezerwacji płyty DVD (administrator) <text:span text:style-name="T32">(/api/v1/admin/rentals/request/{id}/accept – </text:span><text:span text:style-name="T31">POST</text:span><text:span text:style-name="T32">)</text:span></text:p>
      <text:p text:style-name="P36"/>
      <text:p text:style-name="P54">Brak wymaganego obiektu JSON.</text:p>
      <text:p text:style-name="P36"/>
      <text:p text:style-name="P55">4.1.<text:span text:style-name="T29">6</text:span>. Odrzucenie żądania rezerwacji płyty DVD (administrator) <text:span text:style-name="T32">(/api/v1/admin/rentals/request/{id}/</text:span><text:span text:style-name="T33">decline – </text:span><text:span text:style-name="T31">POST</text:span><text:span text:style-name="T32">)</text:span></text:p>
      <text:p text:style-name="P55"/>
      <text:p text:style-name="P56">Brak wymaganego obiektu JSON.</text:p>
      <text:p text:style-name="P36"/>
      <text:p text:style-name="P57">4.1.<text:span text:style-name="T29">7</text:span>. Żą<text:span text:style-name="T34">danie zwrotu wypożyczonej płyty DVD </text:span><text:span text:style-name="T30">(/api/v1/rentals/{id}/</text:span><text:span text:style-name="T35">return-</text:span><text:span text:style-name="T30">request – </text:span><text:span text:style-name="T31">POST</text:span><text:span text:style-name="T30">)</text:span></text:p>
      <text:p text:style-name="P57"/>
      <text:p text:style-name="P58">Brak wymaganego obiektu JSON.</text:p>
      <text:p text:style-name="P36"/>
      <text:p text:style-name="P59">4.1.<text:span text:style-name="T29">8</text:span>. Akceptacja żądania zwrotu wypożyczonej płyty DVD (administrator) <text:span text:style-name="T35">(/api/v1/admin/rentals/return-request/{id}/accept – </text:span><text:span text:style-name="T31">POST</text:span><text:span text:style-name="T35">)</text:span></text:p>
      <text:p text:style-name="P59"/>
      <text:p text:style-name="P60">Brak wymaganego obiektu JSON.</text:p>
      <text:p text:style-name="P59"/>
      <text:p text:style-name="P61">4.1.<text:span text:style-name="T29">9</text:span>. Odrzucenie żądania zwrotu wypożyczonej płyty DVD (administrator) <text:span text:style-name="T35">(/api/v1/admin/rentals/return-request/{id}/</text:span><text:span text:style-name="T36">decline – </text:span><text:span text:style-name="T31">POST</text:span><text:span text:style-name="T35">)</text:span></text:p>
      <text:p text:style-name="P61"/>
      <text:p text:style-name="P62">Brak wymaganego obiektu JSON.</text:p>
      <text:p text:style-name="P62"/>
      <text:p text:style-name="P63">4.1.10. Pobieranie faktury/paragonu w formacie PDF <text:span text:style-name="T37">(/api/v1/receipt/{id} – </text:span><text:span text:style-name="T31">GET</text:span><text:span text:style-name="T37">)</text:span></text:p>
      <text:p text:style-name="P63"/>
      <text:p text:style-name="P64">Brak wymaganego obiektu JSON.</text:p>
      <text:p text:style-name="P65"><text:soft-page-break/>4.1.11. Dodanie nowej płyty DVD (/api/v1/dvd/<text:span text:style-name="T38">create – POST</text:span>)</text:p>
      <text:p text:style-name="P66"/>
      <text:p text:style-name="P67">Minimum 1 pole z obowiązkowych pól musi być obecne w obiekcie.</text:p>
      <text:p text:style-name="P66"/>
      <text:p text:style-name="P68">{</text:p>
      <text:p text:style-name="P69"><text:s text:c="2"/><text:span text:style-name="T19">"title": </text:span><text:span text:style-name="T20">"Matrix"</text:span><text:span text:style-name="T19">,</text:span></text:p>
      <text:p text:style-name="P69"><text:s text:c="2"/><text:span text:style-name="T19">"genres</text:span><text:span text:style-name="T39">Identifiers</text:span><text:span text:style-name="T19">": [</text:span><text:span text:style-name="T40">1,10</text:span><text:span text:style-name="T19">],</text:span></text:p>
      <text:p text:style-name="P69"><text:s text:c="2"/><text:span text:style-name="T19">"releaseYear": </text:span><text:span text:style-name="T20">1999</text:span><text:span text:style-name="T19">,</text:span></text:p>
      <text:p text:style-name="P69"><text:s text:c="2"/><text:span text:style-name="T19">"directors": [</text:span><text:span text:style-name="T20">"Lana Wachowski"</text:span><text:span text:style-name="T19">, </text:span><text:span text:style-name="T20">"Lilly Wachowski"</text:span><text:span text:style-name="T19">],</text:span></text:p>
      <text:p text:style-name="P69"><text:s text:c="2"/><text:span text:style-name="T19">"description": </text:span><text:span text:style-name="T20">"Neo odkrywa prawdę o rzeczywistości i staje do walki z systemem."</text:span><text:span text:style-name="T19">,</text:span></text:p>
      <text:p text:style-name="P69"><text:s text:c="2"/><text:span text:style-name="T19">"durationMinutes": </text:span><text:span text:style-name="T20">136</text:span><text:span text:style-name="T19">,</text:span></text:p>
      <text:p text:style-name="P69"><text:s text:c="2"/><text:span text:style-name="T19">"copiesAvailable": </text:span><text:span text:style-name="T20">5</text:span><text:span text:style-name="T19">,</text:span></text:p>
      <text:p text:style-name="P69"><text:s text:c="2"/><text:span text:style-name="T19">"rentalPricePerDay": </text:span><text:span text:style-name="T20">4.00</text:span><text:span text:style-name="T19">,</text:span></text:p>
      <text:p text:style-name="P69"><text:span text:style-name="T19">"posterImage": </text:span><text:span text:style-name="T20">"data:image/jpeg;base64,/9j/4AAQSkZJRgABAQEASABIAAD..."</text:span></text:p>
      <text:p text:style-name="P70">}</text:p>
      <text:p text:style-name="P66"/>
      <text:p text:style-name="P71">4.1.1<text:span text:style-name="T41">2</text:span>. Edycja wybranej płyty DVD (/api/v1/dvd/<text:span text:style-name="T42">{id}/</text:span>edit – PATCH)</text:p>
      <text:p text:style-name="P71"/>
      <text:p text:style-name="P72">{</text:p>
      <text:p text:style-name="P73"><text:s text:c="2"/><text:span text:style-name="T19">"title": </text:span><text:span text:style-name="T20">"Matrix"</text:span><text:span text:style-name="T19">,</text:span><text:span text:style-name="T43"> // </text:span><text:span text:style-name="T26">optional</text:span></text:p>
      <text:p text:style-name="P74"><text:s text:c="2"/><text:span text:style-name="T19">"genres</text:span><text:span text:style-name="T39">Identifiers</text:span><text:span text:style-name="T19">": [</text:span><text:span text:style-name="T40">1,10</text:span><text:span text:style-name="T19">],</text:span><text:span text:style-name="T43"> // </text:span><text:span text:style-name="T26">optional</text:span></text:p>
      <text:p text:style-name="P73"><text:s text:c="2"/><text:span text:style-name="T19">"releaseYear": </text:span><text:span text:style-name="T20">1999</text:span><text:span text:style-name="T19">,</text:span><text:span text:style-name="T43"> // </text:span><text:span text:style-name="T26">optional</text:span></text:p>
      <text:p text:style-name="P73"><text:s text:c="2"/><text:span text:style-name="T19">"directors": [</text:span><text:span text:style-name="T20">"Lana Wachowski"</text:span><text:span text:style-name="T19">, </text:span><text:span text:style-name="T20">"Lilly Wachowski"</text:span><text:span text:style-name="T19">],</text:span><text:span text:style-name="T43"> // </text:span><text:span text:style-name="T26">optional</text:span></text:p>
      <text:p text:style-name="P73"><text:s text:c="2"/><text:span text:style-name="T19">"description": </text:span><text:span text:style-name="T20">"Neo odkrywa prawdę o rzeczywistości i staje do walki z systemem."</text:span><text:span text:style-name="T19">,</text:span><text:span text:style-name="T43"> // </text:span><text:span text:style-name="T26">optional</text:span></text:p>
      <text:p text:style-name="P73"><text:s text:c="2"/><text:span text:style-name="T19">"durationMinutes": </text:span><text:span text:style-name="T20">136</text:span><text:span text:style-name="T19">,</text:span><text:span text:style-name="T43"> // </text:span><text:span text:style-name="T26">optional</text:span></text:p>
      <text:p text:style-name="P73"><text:s text:c="2"/><text:span text:style-name="T19">"copiesAvailable": </text:span><text:span text:style-name="T20">5</text:span><text:span text:style-name="T19">,</text:span><text:span text:style-name="T43"> // </text:span><text:span text:style-name="T26">optional</text:span></text:p>
      <text:p text:style-name="P73"><text:s text:c="2"/><text:span text:style-name="T19">"rentalPricePerDay": </text:span><text:span text:style-name="T20">4.00</text:span><text:span text:style-name="T19">,</text:span><text:span text:style-name="T43"> // </text:span><text:span text:style-name="T26">optional</text:span></text:p>
      <text:p text:style-name="P73"><text:span text:style-name="T19">"posterImage": </text:span><text:span text:style-name="T20">"data:image/jpeg;base64,/9j/4AAQSkZJRgABAQEASABIAAD..."</text:span><text:span text:style-name="T19">, </text:span><text:span text:style-name="T43"><text:s/>// </text:span><text:span text:style-name="T26">optional</text:span></text:p>
      <text:p text:style-name="P75">}</text:p>
      <text:p text:style-name="P75"/>
      <text:p text:style-name="P35"><text:soft-page-break/>4.2. Odpowiedzi</text:p>
      <text:p text:style-name="P35"/>
      <text:p text:style-name="P76">4.2.1. Lista płyt DVD <text:span text:style-name="T44">(/api/v1/dvd – GET)</text:span></text:p>
      <text:p text:style-name="P77"/>
      <text:p text:style-name="P78">[</text:p>
      <text:p text:style-name="P79"><text:s text:c="2"/><text:span text:style-name="T45">{</text:span></text:p>
      <text:p text:style-name="P79"><text:s text:c="4"/><text:span text:style-name="T45">"id": </text:span><text:span text:style-name="T46">120</text:span><text:span text:style-name="T45">,</text:span></text:p>
      <text:p text:style-name="P79"><text:s text:c="4"/><text:span text:style-name="T45">"title": </text:span><text:span text:style-name="T46">"Incepcja"</text:span><text:span text:style-name="T45">,</text:span></text:p>
      <text:p text:style-name="P80"><text:s text:c="4"/><text:span text:style-name="T45">"genre</text:span><text:span text:style-name="T47">s</text:span><text:span text:style-name="T45">": </text:span><text:span text:style-name="T47">[</text:span><text:span text:style-name="T46">"Sci-Fi", </text:span><text:span text:style-name="T46">"</text:span><text:span text:style-name="T48">Action</text:span><text:span text:style-name="T46">"</text:span><text:span text:style-name="T48">]</text:span><text:span text:style-name="T45">,</text:span></text:p>
      <text:p text:style-name="P79"><text:s text:c="4"/><text:span text:style-name="T45">"status”: "AVALAIBLE"</text:span></text:p>
      <text:p text:style-name="P79"><text:s text:c="2"/><text:span text:style-name="T45">},</text:span></text:p>
      <text:p text:style-name="P79"><text:s text:c="2"/><text:span text:style-name="T45">{</text:span></text:p>
      <text:p text:style-name="P79"><text:s text:c="4"/><text:span text:style-name="T45">"id": 124,</text:span></text:p>
      <text:p text:style-name="P79"><text:s text:c="4"/><text:span text:style-name="T45">"title": "Powrót do przyszłości",</text:span></text:p>
      <text:p text:style-name="P79"><text:s text:c="4"/><text:span text:style-name="T45">"genre</text:span><text:span text:style-name="T49">s</text:span><text:span text:style-name="T45">": </text:span><text:span text:style-name="T49">[</text:span><text:span text:style-name="T45">"Sci-Fi"</text:span><text:span text:style-name="T49">]</text:span><text:span text:style-name="T45">,</text:span></text:p>
      <text:p text:style-name="P79"><text:s text:c="4"/><text:span text:style-name="T45">"status”: </text:span><text:span text:style-name="T46">"AVALAIBLE"</text:span></text:p>
      <text:p text:style-name="P79"><text:s text:c="2"/><text:span text:style-name="T45">}</text:span></text:p>
      <text:p text:style-name="P81">]</text:p>
      <text:p text:style-name="P82"/>
      <text:p text:style-name="P76">4.2.2. Szczegóły wybranej płyty DVD <text:span text:style-name="T50">(/api/v1/dvd/{id} - GET)</text:span></text:p>
      <text:p text:style-name="P76"/>
      <text:p text:style-name="P78">{</text:p>
      <text:p text:style-name="P83"><text:s text:c="2"/><text:span text:style-name="T19">"id": </text:span><text:span text:style-name="T20">101</text:span><text:span text:style-name="T19">,</text:span></text:p>
      <text:p text:style-name="P83"><text:s text:c="2"/><text:span text:style-name="T19">"title": </text:span><text:span text:style-name="T20">"Matrix"</text:span><text:span text:style-name="T19">,</text:span></text:p>
      <text:p text:style-name="P84"><text:s text:c="2"/><text:span text:style-name="T19">"genre</text:span><text:span text:style-name="T51">s</text:span><text:span text:style-name="T19">": </text:span><text:span text:style-name="T51">[</text:span><text:span text:style-name="T20">"Sci-Fi", "</text:span><text:span text:style-name="T52">Action</text:span><text:span text:style-name="T20">"</text:span><text:span text:style-name="T52">]</text:span><text:span text:style-name="T19">,</text:span></text:p>
      <text:p text:style-name="P83"><text:s text:c="2"/><text:span text:style-name="T19">"releaseYear": </text:span><text:span text:style-name="T20">1999</text:span><text:span text:style-name="T19">,</text:span></text:p>
      <text:p text:style-name="P83"><text:s text:c="2"/><text:span text:style-name="T19">"director</text:span><text:span text:style-name="T53">s</text:span><text:span text:style-name="T19">": </text:span><text:span text:style-name="T20">"Lana Wachowski, Lilly Wachowski"</text:span><text:span text:style-name="T19">,</text:span></text:p>
      <text:p text:style-name="P83"><text:s text:c="2"/><text:span text:style-name="T19">"description": </text:span><text:span text:style-name="T20">"Neo odkrywa prawdę o rzeczywistości i staje do walki z systemem, który kontroluje ludzi."</text:span><text:span text:style-name="T19">,</text:span></text:p>
      <text:p text:style-name="P83"><text:s text:c="2"/><text:span text:style-name="T19">"durationMinutes": </text:span><text:span text:style-name="T20">136</text:span><text:span text:style-name="T19">,</text:span></text:p>
      <text:p text:style-name="P83"><text:s text:c="2"/><text:span text:style-name="T19">"available": </text:span><text:span text:style-name="T54">true</text:span><text:span text:style-name="T19">,</text:span></text:p>
      <text:p text:style-name="P83"><text:s text:c="2"/><text:span text:style-name="T19">"copiesAvailable": </text:span><text:span text:style-name="T20">5</text:span><text:span text:style-name="T19">,</text:span></text:p>
      <text:p text:style-name="P83"><text:s text:c="2"/><text:span text:style-name="T19">"rentalPricePerDay": </text:span><text:span text:style-name="T20">4.00</text:span><text:span text:style-name="T19">,</text:span></text:p>
      <text:p text:style-name="P83"><text:s text:c="2"/><text:span text:style-name="T19">"posterUrl": </text:span><text:span text:style-name="T20">"https://api.example.com/images/dvds/matrix.jpg"</text:span><text:span text:style-name="T19">,</text:span></text:p>
      <text:p text:style-name="P83"><text:soft-page-break/><text:s text:c="2"/><text:span text:style-name="T19">"addedAt": </text:span><text:span text:style-name="T20">"2025-09-01T14:00:00Z"</text:span></text:p>
      <text:p text:style-name="P81">}</text:p>
      <text:p text:style-name="P76"/>
      <text:p text:style-name="P76">4.2.3. Dane użytkownika <text:span text:style-name="T55">(/api/v1/user - GET)</text:span></text:p>
      <text:p text:style-name="P76"/>
      <text:p text:style-name="P78">{</text:p>
      <text:p text:style-name="P83"><text:s text:c="2"/><text:span text:style-name="T19">"nickname": </text:span><text:span text:style-name="T20">"FilmLover99"</text:span><text:span text:style-name="T19">,</text:span></text:p>
      <text:p text:style-name="P83"><text:s text:c="2"/><text:span text:style-name="T19">"age": </text:span><text:span text:style-name="T20">24</text:span><text:span text:style-name="T19">,</text:span></text:p>
      <text:p text:style-name="P83"><text:s text:c="2"/><text:span text:style-name="T19">"preferredGenres": [</text:span><text:span text:style-name="T20">"Komedia"</text:span><text:span text:style-name="T19">, </text:span><text:span text:style-name="T20">"Sci-Fi"</text:span><text:span text:style-name="T19">, </text:span><text:span text:style-name="T20">"Akcja"</text:span><text:span text:style-name="T19">],</text:span></text:p>
      <text:p text:style-name="P81">}</text:p>
      <text:p text:style-name="P76"/>
      <text:p text:style-name="P76">4.2.4. Lista historii wypożyczeń <text:span text:style-name="T56">(/api/v1/</text:span><text:span text:style-name="T57">rentals/history – GET)</text:span></text:p>
      <text:p text:style-name="P76"/>
      <text:p text:style-name="P85">[</text:p>
      <text:p text:style-name="P86"><text:s text:c="2"/><text:span text:style-name="T19">{</text:span></text:p>
      <text:p text:style-name="P86"><text:s text:c="4"/><text:span text:style-name="T19">"id": </text:span><text:span text:style-name="T20">501</text:span><text:span text:style-name="T19">,</text:span></text:p>
      <text:p text:style-name="P86"><text:s text:c="4"/><text:span text:style-name="T19">"dvdTitle": </text:span><text:span text:style-name="T20">"Matrix"</text:span><text:span text:style-name="T19">,</text:span></text:p>
      <text:p text:style-name="P86"><text:s text:c="4"/><text:span text:style-name="T19">"rentalStart": </text:span><text:span text:style-name="T20">"2025-09-01T10:00:00Z"</text:span><text:span text:style-name="T19">,</text:span></text:p>
      <text:p text:style-name="P86"><text:s text:c="4"/><text:span text:style-name="T19">"rentalEnd": </text:span><text:span text:style-name="T20">"2025-09-08T10:00:00Z"</text:span><text:span text:style-name="T19">,</text:span></text:p>
      <text:p text:style-name="P86"><text:s text:c="4"/><text:span text:style-name="T19">"returnDate": </text:span><text:span text:style-name="T20">"2025-09-17T09:59:00Z"</text:span><text:span text:style-name="T19">,</text:span></text:p>
      <text:p text:style-name="P86"><text:s text:c="4"/><text:span text:style-name="T19">"totalCost": </text:span><text:span text:style-name="T20">28.00</text:span><text:span text:style-name="T19">,</text:span></text:p>
      <text:p text:style-name="P86"><text:s text:c="4"/><text:span text:style-name="T19">"status": </text:span><text:span text:style-name="T20">"COMPLETED"</text:span></text:p>
      <text:p text:style-name="P86"><text:s text:c="2"/><text:span text:style-name="T19">},</text:span></text:p>
      <text:p text:style-name="P86"><text:s text:c="2"/><text:span text:style-name="T19">{</text:span></text:p>
      <text:p text:style-name="P86"><text:s text:c="4"/><text:span text:style-name="T19">"id": </text:span><text:span text:style-name="T20">502</text:span><text:span text:style-name="T19">,</text:span></text:p>
      <text:p text:style-name="P86"><text:s text:c="4"/><text:span text:style-name="T19">"dvdTitle": </text:span><text:span text:style-name="T20">"Interstellar"</text:span><text:span text:style-name="T19">,</text:span></text:p>
      <text:p text:style-name="P86"><text:s text:c="4"/><text:span text:style-name="T19">"rentalStart": </text:span><text:span text:style-name="T20">"2025-09-10T10:00:00Z"</text:span><text:span text:style-name="T19">,</text:span></text:p>
      <text:p text:style-name="P86"><text:s text:c="4"/><text:span text:style-name="T19">"rentalEnd": </text:span><text:span text:style-name="T20">"2025-09-17T10:00:00Z"</text:span><text:span text:style-name="T19">,</text:span></text:p>
      <text:p text:style-name="P86"><text:s text:c="4"/><text:span text:style-name="T19">"returnDate": </text:span><text:span text:style-name="T20">"2025-09-17T09:59:00Z"</text:span><text:span text:style-name="T19">,</text:span></text:p>
      <text:p text:style-name="P86"><text:s text:c="4"/><text:span text:style-name="T19">"totalCost": </text:span><text:span text:style-name="T20">35.00</text:span><text:span text:style-name="T19">,</text:span></text:p>
      <text:p text:style-name="P86"><text:s text:c="4"/><text:span text:style-name="T19">"status": </text:span><text:span text:style-name="T20">"COMPLETED"</text:span></text:p>
      <text:p text:style-name="P86"><text:s text:c="2"/><text:span text:style-name="T19">}</text:span></text:p>
      <text:p text:style-name="P87">]</text:p>
      <text:p text:style-name="P76"><text:soft-page-break/>4.2.5. <text:span text:style-name="T58">Lista aktywnych rezerwacji </text:span><text:span text:style-name="T59">(/api/v1/reservations - GET)</text:span></text:p>
      <text:p text:style-name="P76"/>
      <text:p text:style-name="P78">[</text:p>
      <text:p text:style-name="P83"><text:s text:c="2"/><text:span text:style-name="T19">{</text:span></text:p>
      <text:p text:style-name="P83"><text:s text:c="4"/><text:span text:style-name="T19">"id": </text:span><text:span text:style-name="T20">304</text:span><text:span text:style-name="T19">,</text:span></text:p>
      <text:p text:style-name="P83"><text:s text:c="4"/><text:span text:style-name="T19">"dvdId": </text:span><text:span text:style-name="T20">101</text:span><text:span text:style-name="T19">,</text:span></text:p>
      <text:p text:style-name="P83"><text:s text:c="4"/><text:span text:style-name="T19">"dvdTitle": </text:span><text:span text:style-name="T20">"Matrix"</text:span><text:span text:style-name="T19">,</text:span></text:p>
      <text:p text:style-name="P83"><text:s text:c="4"/><text:span text:style-name="T19">"rentalStart": </text:span><text:span text:style-name="T20">"2025-10-06T10:00:00Z"</text:span><text:span text:style-name="T19">,</text:span></text:p>
      <text:p text:style-name="P83"><text:s text:c="4"/><text:span text:style-name="T19">"rentalEnd": </text:span><text:span text:style-name="T20">"2025-10-13T10:00:00Z"</text:span><text:span text:style-name="T19">,</text:span></text:p>
      <text:p text:style-name="P83"><text:s text:c="4"/><text:span text:style-name="T19">"status": </text:span><text:span text:style-name="T20">"ACTIVE"</text:span><text:span text:style-name="T19">,</text:span></text:p>
      <text:p text:style-name="P83"><text:s text:c="4"/><text:span text:style-name="T19">"createdAt": </text:span><text:span text:style-name="T20">"2025-10-05T12:00:00Z"</text:span><text:span text:style-name="T19">,</text:span></text:p>
      <text:p text:style-name="P83"><text:s text:c="4"/><text:span text:style-name="T19">"approvedByAdmin": </text:span><text:span text:style-name="T54">true</text:span></text:p>
      <text:p text:style-name="P83"><text:s text:c="2"/><text:span text:style-name="T19">},</text:span></text:p>
      <text:p text:style-name="P83"><text:s text:c="2"/><text:span text:style-name="T19">{</text:span></text:p>
      <text:p text:style-name="P83"><text:s text:c="4"/><text:span text:style-name="T19">"id": </text:span><text:span text:style-name="T20">305</text:span><text:span text:style-name="T19">,</text:span></text:p>
      <text:p text:style-name="P83"><text:s text:c="4"/><text:span text:style-name="T19">"dvdId": </text:span><text:span text:style-name="T20">120</text:span><text:span text:style-name="T19">,</text:span></text:p>
      <text:p text:style-name="P83"><text:s text:c="4"/><text:span text:style-name="T19">"dvdTitle": </text:span><text:span text:style-name="T20">"Incepcja"</text:span><text:span text:style-name="T19">,</text:span></text:p>
      <text:p text:style-name="P83"><text:s text:c="4"/><text:span text:style-name="T19">"rentalStart": </text:span><text:span text:style-name="T20">"2025-10-09T09:00:00Z"</text:span><text:span text:style-name="T19">,</text:span></text:p>
      <text:p text:style-name="P83"><text:s text:c="4"/><text:span text:style-name="T19">"rentalEnd": </text:span><text:span text:style-name="T20">"2025-10-16T09:00:00Z"</text:span><text:span text:style-name="T19">,</text:span></text:p>
      <text:p text:style-name="P83"><text:s text:c="4"/><text:span text:style-name="T19">"status": </text:span><text:span text:style-name="T20">"ACTIVE"</text:span><text:span text:style-name="T19">,</text:span></text:p>
      <text:p text:style-name="P83"><text:s text:c="4"/><text:span text:style-name="T19">"createdAt": </text:span><text:span text:style-name="T20">"2025-10-08T15:20:00Z"</text:span><text:span text:style-name="T19">,</text:span></text:p>
      <text:p text:style-name="P83"><text:s text:c="4"/><text:span text:style-name="T19">"approvedByAdmin": </text:span><text:span text:style-name="T54">true</text:span></text:p>
      <text:p text:style-name="P83"><text:s text:c="2"/><text:span text:style-name="T19">}</text:span></text:p>
      <text:p text:style-name="P81">]</text:p>
      <text:p text:style-name="P76"/>
      <text:p text:style-name="P88">4.2.6. Lista rekomendacji wypożyczeń <text:span text:style-name="T60">(/api/v1/user/</text:span><text:span text:style-name="T61">rental/</text:span><text:span text:style-name="T60">recommendations - GET)</text:span></text:p>
      <text:p text:style-name="P88"/>
      <text:p text:style-name="P89">[</text:p>
      <text:p text:style-name="P90"><text:s text:c="2"/><text:span text:style-name="T19">{</text:span></text:p>
      <text:p text:style-name="P90"><text:s text:c="4"/><text:span text:style-name="T19">"id": </text:span><text:span text:style-name="T20">120</text:span><text:span text:style-name="T19">,</text:span></text:p>
      <text:p text:style-name="P90"><text:s text:c="4"/><text:span text:style-name="T19">"title": </text:span><text:span text:style-name="T20">"Incepcja"</text:span><text:span text:style-name="T19">,</text:span></text:p>
      <text:p text:style-name="P90"><text:s text:c="4"/><text:span text:style-name="T19">"genre</text:span><text:span text:style-name="T62">s</text:span><text:span text:style-name="T19">": </text:span><text:span text:style-name="T62">[</text:span><text:span text:style-name="T20">"Sci-Fi"</text:span><text:span text:style-name="T63">]</text:span><text:span text:style-name="T19">,</text:span></text:p>
      <text:p text:style-name="P90"><text:s text:c="4"/><text:span text:style-name="T19">"reason": </text:span><text:span text:style-name="T20">"Podobny gatunek do wcześniej wypożyczonych filmów"</text:span><text:span text:style-name="T19">,</text:span></text:p>
      <text:p text:style-name="P90"><text:soft-page-break/><text:s text:c="4"/><text:span text:style-name="T19">"status”: "AVALAIBLE"</text:span></text:p>
      <text:p text:style-name="P90"><text:s text:c="2"/><text:span text:style-name="T19">},</text:span></text:p>
      <text:p text:style-name="P90"><text:s text:c="2"/><text:span text:style-name="T19">{</text:span></text:p>
      <text:p text:style-name="P90"><text:s text:c="4"/><text:span text:style-name="T19">"id": 124,</text:span></text:p>
      <text:p text:style-name="P90"><text:s text:c="4"/><text:span text:style-name="T19">"title": "Powrót do przyszłości",</text:span></text:p>
      <text:p text:style-name="P90"><text:s text:c="4"/><text:span text:style-name="T19">"genre</text:span><text:span text:style-name="T62">s</text:span><text:span text:style-name="T19">": </text:span><text:span text:style-name="T62">[</text:span><text:span text:style-name="T19">"Sci-Fi"</text:span><text:span text:style-name="T62">]</text:span><text:span text:style-name="T19">,</text:span></text:p>
      <text:p text:style-name="P90"><text:s text:c="4"/><text:span text:style-name="T19">"reason": "Popularny wśród użytkowników w wieku 20–30 lat",</text:span></text:p>
      <text:p text:style-name="P90"><text:s text:c="4"/><text:span text:style-name="T19">"status”: </text:span><text:span text:style-name="T20">"AVALAIBLE"</text:span></text:p>
      <text:p text:style-name="P90"><text:s text:c="2"/><text:span text:style-name="T19">}</text:span></text:p>
      <text:p text:style-name="P91">]</text:p>
      <text:p text:style-name="P91"/>
      <text:p text:style-name="P92">4.2.7. Lista rachunków <text:span text:style-name="T64">(/api/v1/receipts – GET)</text:span></text:p>
      <text:p text:style-name="P92"/>
      <text:p text:style-name="P93">[</text:p>
      <text:p text:style-name="P94">{</text:p>
      <text:p text:style-name="P95"><text:s text:c="2"/><text:span text:style-name="T65">"invoiceId": </text:span><text:span text:style-name="T66">9001</text:span><text:span text:style-name="T65">,</text:span></text:p>
      <text:p text:style-name="P95"><text:s text:c="2"/><text:span text:style-name="T65">"rentalId": </text:span><text:span text:style-name="T66">304</text:span><text:span text:style-name="T65">,</text:span></text:p>
      <text:p text:style-name="P95"><text:s text:c="2"/><text:span text:style-name="T65">"userId": </text:span><text:span text:style-name="T66">12</text:span><text:span text:style-name="T65">,</text:span></text:p>
      <text:p text:style-name="P95"><text:s text:c="2"/><text:span text:style-name="T65">"userNickname": </text:span><text:span text:style-name="T66">"FilmLover99"</text:span><text:span text:style-name="T65">,</text:span></text:p>
      <text:p text:style-name="P95"><text:s text:c="2"/><text:span text:style-name="T65">"dvdTitle": </text:span><text:span text:style-name="T66">"Matrix"</text:span><text:span text:style-name="T65">,</text:span></text:p>
      <text:p text:style-name="P95"><text:s text:c="2"/><text:span text:style-name="T65">"rentalPeriodDays": </text:span><text:span text:style-name="T66">7</text:span><text:span text:style-name="T65">,</text:span></text:p>
      <text:p text:style-name="P95"><text:s text:c="2"/><text:span text:style-name="T65">"pricePerDay": </text:span><text:span text:style-name="T66">4.00</text:span><text:span text:style-name="T65">,</text:span></text:p>
      <text:p text:style-name="P95"><text:s text:c="2"/><text:span text:style-name="T65">"lateFee": </text:span><text:span text:style-name="T66">0.00</text:span><text:span text:style-name="T65">,</text:span></text:p>
      <text:p text:style-name="P95"><text:s text:c="2"/><text:span text:style-name="T65">"totalAmount": </text:span><text:span text:style-name="T66">28.00</text:span><text:span text:style-name="T65">,</text:span></text:p>
      <text:p text:style-name="P95"><text:s text:c="2"/><text:span text:style-name="T65">"generatedAt": </text:span><text:span text:style-name="T66">"2025-10-13T11:30:00Z"</text:span><text:span text:style-name="T65">,</text:span></text:p>
      <text:p text:style-name="P95"><text:s text:c="2"/><text:span text:style-name="T65">"pdfUrl": </text:span><text:span text:style-name="T66">"https://api.example.com/invoices/9001/download"</text:span></text:p>
      <text:p text:style-name="P96">}</text:p>
      <text:p text:style-name="P93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23:11:26.426351000</meta:creation-date>
    <dc:date>2025-10-11T14:05:45.102266000</dc:date>
    <meta:editing-duration>PT11H8M43S</meta:editing-duration>
    <meta:editing-cycles>143</meta:editing-cycles>
    <meta:generator>LibreOffice/25.2.3.2$MacOSX_AARCH64 LibreOffice_project/bbb074479178df812d175f709636b368952c2ce3</meta:generator>
    <meta:document-statistic meta:table-count="1" meta:image-count="0" meta:object-count="0" meta:page-count="10" meta:paragraph-count="281" meta:word-count="1032" meta:character-count="9307" meta:non-whitespace-character-count="8209"/>
  </office:meta>
</office:document-meta>
</file>